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-color="#cccccc" draw:textarea-horizontal-align="justify" draw:textarea-vertical-align="middle" draw:auto-grow-height="false" fo:min-height="1.02cm" fo:min-width="4.262cm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0.135cm"/>
    </style:style>
    <style:style style:name="gr3" style:family="graphic" style:parent-style-name="objectwithoutfill">
      <style:graphic-properties svg:stroke-width="0.051cm" svg:stroke-color="#ff6d6d" draw:marker-start-width="0.279cm" draw:marker-end="Arrowheads_20_2" draw:marker-end-width="0.229cm" svg:stroke-opacity="80%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1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57cm" fo:padding-top="0cm" fo:padding-bottom="0cm" fo:padding-left="0cm" fo:padding-right="0cm"/>
      <style:paragraph-properties style:writing-mode="lr-tb"/>
    </style:style>
    <style:style style:name="gr7" style:family="graphic" style:parent-style-name="objectwithoutfill">
      <style:graphic-properties svg:stroke-width="0.028cm" svg:stroke-color="#999999" draw:marker-start-width="0.245cm" draw:marker-end="Arrowheads_20_2" draw:marker-end-width="0.152cm" svg:stroke-opacity="80%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nsolas1" fo:font-size="5pt" style:font-size-asian="5pt" style:font-size-complex="5pt"/>
    </style:style>
    <style:style style:name="P5" style:family="paragraph">
      <loext:graphic-properties draw:fill="none" draw:fill-color="#ffffff"/>
      <style:paragraph-properties style:writing-mode="lr-tb"/>
      <style:text-properties fo:color="#ffff00" loext:opacity="100%" style:font-name="Consolas1" fo:font-size="5pt" style:font-size-asian="5pt" style:font-size-complex="5pt"/>
    </style:style>
    <style:style style:name="P6" style:family="paragraph">
      <style:text-properties fo:font-size="4pt" style:font-size-asian="4pt" style:font-size-complex="4pt"/>
    </style:style>
    <style:style style:name="P7" style:family="paragraph">
      <loext:graphic-properties draw:fill="none" draw:fill-color="#ffffff"/>
      <style:paragraph-properties style:writing-mode="lr-tb"/>
      <style:text-properties fo:color="#ffff00" loext:opacity="100%" style:font-name="Consolas1" fo:font-size="4pt" style:font-size-asian="4pt" style:font-size-complex="4pt"/>
    </style:style>
    <style:style style:name="P8" style:family="paragraph">
      <style:text-properties fo:color="#808080" loext:opacity="100%" fo:font-size="4pt" style:font-size-asian="4pt" style:font-size-complex="4pt"/>
    </style:style>
    <style:style style:name="P9" style:family="paragraph">
      <loext:graphic-properties draw:fill="none" draw:fill-color="#ffffff"/>
      <style:paragraph-properties style:writing-mode="lr-tb"/>
      <style:text-properties fo:color="#808080" loext:opacity="100%" style:font-name="Consolas1" fo:font-size="4pt" style:font-size-asian="4pt" style:font-size-complex="4pt"/>
    </style:style>
    <style:style style:name="P10" style:family="paragraph">
      <style:text-properties fo:color="#2a6099" loext:opacity="100%" fo:font-size="4pt" fo:background-color="transparent" style:font-size-asian="4pt" style:font-size-complex="4pt"/>
    </style:style>
    <style:style style:name="P11" style:family="paragraph">
      <loext:graphic-properties draw:fill="none" draw:fill-color="#ffffff"/>
      <style:paragraph-properties style:writing-mode="lr-tb"/>
      <style:text-properties fo:color="#2a6099" loext:opacity="100%" style:font-name="Consolas1" fo:font-size="4pt" fo:background-color="transparent" style:font-size-asian="4pt" style:font-size-complex="4pt"/>
    </style:style>
    <style:style style:name="T1" style:family="text">
      <style:text-properties style:font-name="Consolas1" fo:font-size="5pt" style:font-size-asian="5pt" style:font-size-complex="5pt"/>
    </style:style>
    <style:style style:name="T2" style:family="text">
      <style:text-properties fo:color="#ffff00" loext:opacity="100%" style:font-name="Consolas1" fo:font-size="5pt" style:font-size-asian="5pt" style:font-size-complex="5pt"/>
    </style:style>
    <style:style style:name="T3" style:family="text">
      <style:text-properties fo:color="#ffff00" loext:opacity="100%" style:font-name="Consolas1" fo:font-size="4pt" style:font-size-asian="4pt" style:font-size-complex="4pt"/>
    </style:style>
    <style:style style:name="T4" style:family="text">
      <style:text-properties fo:color="#808080" loext:opacity="100%" style:font-name="Consolas1" fo:font-size="4pt" style:font-size-asian="4pt" style:font-size-complex="4pt"/>
    </style:style>
    <style:style style:name="T5" style:family="text">
      <style:text-properties fo:color="#2a6099" loext:opacity="100%" style:font-name="Consolas1" fo:font-size="4pt" fo:background-color="transparen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62cm" svg:height="1.27cm" svg:x="9.89cm" svg:y="12.0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635cm" svg:height="0.635cm" svg:x="8.645cm" svg:y="12.5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0.635cm" svg:height="0.635cm" svg:x="10.145cm" svg:y="12.5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0.906cm" svg:y="12.5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1.668cm" svg:y="12.506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28cm" svg:y1="12.823cm" svg:x2="10.145cm" svg:y2="12.823cm" draw:start-shape="id1" draw:start-glue-point="1" draw:end-shape="id2" draw:end-glue-point="3" svg:d="M9280 12823h865" svg:viewBox="0 0 866 1">
          <text:p/>
        </draw:connector>
        <draw:frame draw:style-name="gr4" draw:text-style-name="P4" draw:layer="layout" svg:width="2.44cm" svg:height="1.069cm" svg:x="7.702cm" svg:y="13.382cm">
          <draw:text-box>
            <text:p><text:span text:style-name="T1">s</text:span><text:span text:style-name="T1">t</text:span><text:span text:style-name="T1">r</text:span><text:span text:style-name="T1">u</text:span><text:span text:style-name="T1">c</text:span><text:span text:style-name="T1">t </text:span><text:span text:style-name="T1">A</text:span><text:span text:style-name="T1">r</text:span><text:span text:style-name="T1">r</text:span><text:span text:style-name="T1">a</text:span><text:span text:style-name="T1">y </text:span><text:span text:style-name="T1">{</text:span></text:p>
            <text:p><text:span text:style-name="T1"><text:s text:c="2"/></text:span><text:span text:style-name="T1"><text:s text:c="2"/></text:span><text:span text:style-name="T1">v</text:span><text:span text:style-name="T1">e</text:span><text:span text:style-name="T1">c</text:span><text:span text:style-name="T1">t</text:span><text:span text:style-name="T1">o</text:span><text:span text:style-name="T1">r</text:span><text:span text:style-name="T1">&lt;</text:span><text:span text:style-name="T1">d</text:span><text:span text:style-name="T1">o</text:span><text:span text:style-name="T1">u</text:span><text:span text:style-name="T1">b</text:span><text:span text:style-name="T1">l</text:span><text:span text:style-name="T1">e</text:span><text:span text:style-name="T1">&gt; </text:span><text:span text:style-name="T1">_</text:span><text:span text:style-name="T1">d</text:span><text:span text:style-name="T1">a</text:span><text:span text:style-name="T1">t</text:span><text:span text:style-name="T1">a</text:span><text:span text:style-name="T1">;</text:span></text:p>
            <text:p><text:span text:style-name="T1"><text:s text:c="2"/></text:span><text:span text:style-name="T1"><text:s text:c="2"/></text:span><text:span text:style-name="T1">.</text:span><text:span text:style-name="T1">.</text:span><text:span text:style-name="T1">.</text:span></text:p>
            <text:p><text:span text:style-name="T1">}</text:span></text:p>
            <text:p><text:span text:style-name="T1"/></text:p>
            <text:p><text:span text:style-name="T1">A</text:span><text:span text:style-name="T1">r</text:span><text:span text:style-name="T1">r</text:span><text:span text:style-name="T1">a</text:span><text:span text:style-name="T1">y </text:span><text:span text:style-name="T1">a</text:span><text:span text:style-name="T1">(</text:span><text:span text:style-name="T1">4</text:span><text:span text:style-name="T1">, </text:span><text:span text:style-name="T1">3</text:span><text:span text:style-name="T1">)</text:span><text:span text:style-name="T1">;</text:span></text:p>
          </draw:text-box>
        </draw:frame>
        <draw:frame draw:style-name="gr5" draw:text-style-name="P5" draw:layer="layout" svg:width="0.635cm" svg:height="0.317cm" svg:x="8.874cm" svg:y="12.735cm">
          <draw:text-box>
            <text:p><text:span text:style-name="T2">a</text:span></text:p>
          </draw:text-box>
        </draw:frame>
        <draw:frame draw:style-name="gr6" draw:text-style-name="P4" draw:layer="layout" svg:width="3.275cm" svg:height="0.357cm" svg:x="10.425cm" svg:y="12.112cm">
          <draw:text-box>
            <text:p><text:span text:style-name="T1">vector&lt;d</text:span><text:span text:style-name="T1">ouble&gt; </text:span><text:span text:style-name="T1">_data(nr</text:span><text:span text:style-name="T1">ows*ncol</text:span><text:span text:style-name="T1">s)</text:span></text:p>
          </draw:text-box>
        </draw:frame>
        <draw:custom-shape draw:style-name="gr2" draw:text-style-name="P2" draw:layer="layout" svg:width="0.635cm" svg:height="0.635cm" svg:x="12.43cm" svg:y="12.5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3.191cm" svg:y="12.506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0.635cm" svg:height="0.317cm" svg:x="10.175cm" svg:y="12.736cm">
          <draw:text-box>
            <text:p text:style-name="P6"><text:span text:style-name="T3">_data[0]</text:span></text:p>
          </draw:text-box>
        </draw:frame>
        <draw:frame draw:style-name="gr5" draw:text-style-name="P7" draw:layer="layout" svg:width="0.635cm" svg:height="0.317cm" svg:x="10.931cm" svg:y="12.737cm">
          <draw:text-box>
            <text:p text:style-name="P6"><text:span text:style-name="T3">_data[1]</text:span></text:p>
          </draw:text-box>
        </draw:frame>
        <draw:frame draw:style-name="gr5" draw:text-style-name="P7" draw:layer="layout" svg:width="0.635cm" svg:height="0.317cm" svg:x="11.693cm" svg:y="12.738cm">
          <draw:text-box>
            <text:p text:style-name="P6"><text:span text:style-name="T3">_data[2]</text:span></text:p>
          </draw:text-box>
        </draw:frame>
        <draw:frame draw:style-name="gr5" draw:text-style-name="P7" draw:layer="layout" svg:width="0.635cm" svg:height="0.317cm" svg:x="13.217cm" svg:y="12.739cm">
          <draw:text-box>
            <text:p text:style-name="P6"><text:span text:style-name="T3">_data[4]</text:span></text:p>
          </draw:text-box>
        </draw:frame>
        <draw:frame draw:style-name="gr5" draw:text-style-name="P7" draw:layer="layout" svg:width="0.635cm" svg:height="0.317cm" svg:x="12.455cm" svg:y="12.74cm">
          <draw:text-box>
            <text:p text:style-name="P6"><text:span text:style-name="T3">_data[3]</text:span></text:p>
          </draw:text-box>
        </draw:frame>
        <draw:connector draw:style-name="gr7" draw:text-style-name="P3" draw:layer="layout" draw:type="line" svg:x1="12.039cm" svg:y1="13.817cm" svg:x2="12.029cm" svg:y2="12.901cm" svg:d="M12039 13817l-10-916" svg:viewBox="0 0 11 917">
          <text:p/>
        </draw:connector>
        <draw:frame draw:style-name="gr4" draw:text-style-name="P9" draw:layer="layout" svg:width="0.952cm" svg:height="0.3cm" svg:x="11.719cm" svg:y="13.917cm">
          <draw:text-box>
            <text:p text:style-name="P8"><text:span text:style-name="T4">a(0, 2)</text:span></text:p>
          </draw:text-box>
        </draw:frame>
        <draw:connector draw:style-name="gr7" draw:text-style-name="P3" draw:layer="layout" draw:type="line" svg:x1="10.515cm" svg:y1="13.817cm" svg:x2="10.505cm" svg:y2="12.901cm" svg:d="M10515 13817l-10-916" svg:viewBox="0 0 11 917">
          <text:p/>
        </draw:connector>
        <draw:frame draw:style-name="gr4" draw:text-style-name="P9" draw:layer="layout" svg:width="0.952cm" svg:height="0.3cm" svg:x="10.195cm" svg:y="13.917cm">
          <draw:text-box>
            <text:p text:style-name="P8"><text:span text:style-name="T4">a(0, 0)</text:span></text:p>
          </draw:text-box>
        </draw:frame>
        <draw:connector draw:style-name="gr7" draw:text-style-name="P3" draw:layer="layout" draw:type="line" svg:x1="11.277cm" svg:y1="13.817cm" svg:x2="11.267cm" svg:y2="12.901cm" svg:d="M11277 13817l-10-916" svg:viewBox="0 0 11 917">
          <text:p/>
        </draw:connector>
        <draw:frame draw:style-name="gr4" draw:text-style-name="P9" draw:layer="layout" svg:width="0.952cm" svg:height="0.3cm" svg:x="10.957cm" svg:y="13.917cm">
          <draw:text-box>
            <text:p text:style-name="P8"><text:span text:style-name="T4">a(0, 1)</text:span></text:p>
          </draw:text-box>
        </draw:frame>
        <draw:connector draw:style-name="gr7" draw:text-style-name="P3" draw:layer="layout" draw:type="line" svg:x1="12.801cm" svg:y1="13.817cm" svg:x2="12.791cm" svg:y2="12.901cm" svg:d="M12801 13817l-10-916" svg:viewBox="0 0 11 917">
          <text:p/>
        </draw:connector>
        <draw:frame draw:style-name="gr4" draw:text-style-name="P9" draw:layer="layout" svg:width="0.952cm" svg:height="0.3cm" svg:x="12.481cm" svg:y="13.917cm">
          <draw:text-box>
            <text:p text:style-name="P8"><text:span text:style-name="T4">a(1, 0)</text:span></text:p>
          </draw:text-box>
        </draw:frame>
        <draw:connector draw:style-name="gr7" draw:text-style-name="P3" draw:layer="layout" draw:type="line" svg:x1="13.563cm" svg:y1="13.817cm" svg:x2="13.553cm" svg:y2="12.901cm" svg:d="M13563 13817l-10-916" svg:viewBox="0 0 11 917">
          <text:p/>
        </draw:connector>
        <draw:frame draw:style-name="gr4" draw:text-style-name="P9" draw:layer="layout" svg:width="0.952cm" svg:height="0.3cm" svg:x="13.243cm" svg:y="13.917cm">
          <draw:text-box>
            <text:p text:style-name="P8"><text:span text:style-name="T4">a(1, 1)</text:span></text:p>
          </draw:text-box>
        </draw:frame>
        <draw:frame draw:style-name="gr5" draw:text-style-name="P11" draw:layer="layout" svg:width="0.635cm" svg:height="0.317cm" svg:x="14.079cm" svg:y="12.74cm">
          <draw:text-box>
            <text:p text:style-name="P10"><text:span text:style-name="T5">...</text:span></text:p>
          </draw:text-box>
        </draw:frame>
        <draw:frame draw:style-name="gr4" draw:text-style-name="P9" draw:layer="layout" svg:width="0.952cm" svg:height="0.3cm" svg:x="14.005cm" svg:y="13.917cm">
          <draw:text-box>
            <text:p text:style-name="P8"><text:span text:style-name="T4">..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2T16:14:15.848683922</meta:creation-date>
    <dc:date>2022-03-13T12:23:49.140409931</dc:date>
    <meta:editing-duration>PT2H18M42S</meta:editing-duration>
    <meta:editing-cycles>11</meta:editing-cycles>
    <meta:generator>LibreOffice/7.2.5.2.0$Linux_X86_64 LibreOffice_project/20$Build-2</meta:generator>
    <meta:document-statistic meta:object-count="28"/>
  </office:meta>
</office:document-meta>
</file>